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Mono1"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automatic-styles>
    <style:style style:name="P1" style:family="paragraph" style:parent-style-name="Subtitle">
      <style:text-properties officeooo:rsid="001c31bb" officeooo:paragraph-rsid="001c31bb"/>
    </style:style>
    <style:style style:name="P2" style:family="paragraph" style:parent-style-name="Text_20_body">
      <style:paragraph-properties fo:text-align="justify" style:justify-single-word="false"/>
      <style:text-properties officeooo:rsid="001c31bb" officeooo:paragraph-rsid="001c31bb"/>
    </style:style>
    <style:style style:name="P3" style:family="paragraph" style:parent-style-name="Text_20_body">
      <style:paragraph-properties fo:text-align="justify" style:justify-single-word="false"/>
      <style:text-properties officeooo:rsid="001c31bb" officeooo:paragraph-rsid="0030b9da"/>
    </style:style>
    <style:style style:name="P4" style:family="paragraph" style:parent-style-name="Text_20_body">
      <style:paragraph-properties fo:text-align="justify" style:justify-single-word="false"/>
      <style:text-properties officeooo:rsid="001c31bb" officeooo:paragraph-rsid="0032682e"/>
    </style:style>
    <style:style style:name="P5" style:family="paragraph" style:parent-style-name="Text_20_body">
      <style:paragraph-properties fo:text-align="justify" style:justify-single-word="false"/>
      <style:text-properties officeooo:rsid="001d6bfd" officeooo:paragraph-rsid="001d6bfd"/>
    </style:style>
    <style:style style:name="P6" style:family="paragraph" style:parent-style-name="Text_20_body">
      <style:text-properties officeooo:paragraph-rsid="001dac76"/>
    </style:style>
    <style:style style:name="P7" style:family="paragraph" style:parent-style-name="Text_20_body">
      <style:paragraph-properties fo:text-align="justify" style:justify-single-word="false"/>
      <style:text-properties officeooo:rsid="00220ad9" officeooo:paragraph-rsid="00220ad9"/>
    </style:style>
    <style:style style:name="P8" style:family="paragraph" style:parent-style-name="Text_20_body">
      <style:text-properties officeooo:rsid="0026091e" officeooo:paragraph-rsid="00294613"/>
    </style:style>
    <style:style style:name="P9" style:family="paragraph" style:parent-style-name="Text_20_body">
      <style:text-properties officeooo:rsid="0026091e" officeooo:paragraph-rsid="002cf05a"/>
    </style:style>
    <style:style style:name="P10" style:family="paragraph" style:parent-style-name="Text_20_body">
      <style:text-properties officeooo:rsid="00271bb9" officeooo:paragraph-rsid="00378295"/>
    </style:style>
    <style:style style:name="P11" style:family="paragraph" style:parent-style-name="Text_20_body">
      <style:paragraph-properties fo:text-align="justify" style:justify-single-word="false"/>
      <style:text-properties fo:font-style="normal" officeooo:rsid="001d6bfd" officeooo:paragraph-rsid="001d6bfd" style:font-style-asian="normal" style:font-style-complex="normal"/>
    </style:style>
    <style:style style:name="P12" style:family="paragraph" style:parent-style-name="Text_20_body">
      <style:paragraph-properties fo:text-align="justify" style:justify-single-word="false"/>
      <style:text-properties fo:font-style="italic" officeooo:rsid="001dac76" officeooo:paragraph-rsid="00343933" style:font-style-asian="italic" style:font-style-complex="italic"/>
    </style:style>
    <style:style style:name="P13" style:family="paragraph" style:parent-style-name="Heading_20_1">
      <style:text-properties officeooo:rsid="001c31bb" officeooo:paragraph-rsid="001c31bb"/>
    </style:style>
    <style:style style:name="P14" style:family="paragraph" style:parent-style-name="Heading_20_2">
      <style:text-properties officeooo:rsid="001dac76" officeooo:paragraph-rsid="001dac76"/>
    </style:style>
    <style:style style:name="P15" style:family="paragraph" style:parent-style-name="Heading_20_2">
      <style:text-properties officeooo:rsid="001dac76" officeooo:paragraph-rsid="0026091e"/>
    </style:style>
    <style:style style:name="P16" style:family="paragraph" style:parent-style-name="Heading_20_2">
      <style:text-properties officeooo:rsid="0026091e" officeooo:paragraph-rsid="003e01fd"/>
    </style:style>
    <style:style style:name="P17" style:family="paragraph" style:parent-style-name="Heading_20_3">
      <style:text-properties officeooo:rsid="00271bb9" officeooo:paragraph-rsid="00271bb9"/>
    </style:style>
    <style:style style:name="P18" style:family="paragraph" style:parent-style-name="Text_20_body" style:list-style-name="L1">
      <style:paragraph-properties fo:text-align="justify" style:justify-single-word="false"/>
      <style:text-properties fo:font-style="normal" officeooo:rsid="001d6bfd" officeooo:paragraph-rsid="001dac76" style:font-style-asian="normal" style:font-style-complex="normal"/>
    </style:style>
    <style:style style:name="P19" style:family="paragraph" style:parent-style-name="Text_20_body" style:list-style-name="L1">
      <style:paragraph-properties fo:text-align="justify" style:justify-single-word="false"/>
      <style:text-properties officeooo:rsid="00220ad9" officeooo:paragraph-rsid="002f42df"/>
    </style:style>
    <style:style style:name="P20" style:family="paragraph" style:parent-style-name="Text_20_body" style:list-style-name="L1">
      <style:paragraph-properties fo:text-align="justify" style:justify-single-word="false"/>
      <style:text-properties officeooo:rsid="00220ad9" officeooo:paragraph-rsid="00220ad9"/>
    </style:style>
    <style:style style:name="P21" style:family="paragraph" style:parent-style-name="Text_20_body" style:list-style-name="L1">
      <style:paragraph-properties fo:text-align="justify" style:justify-single-word="false"/>
      <style:text-properties officeooo:paragraph-rsid="001dac76"/>
    </style:style>
    <style:style style:name="P22" style:family="paragraph" style:parent-style-name="Text_20_body" style:list-style-name="L2">
      <style:paragraph-properties fo:text-align="justify" style:justify-single-word="false"/>
      <style:text-properties officeooo:paragraph-rsid="0020b78a"/>
    </style:style>
    <style:style style:name="P23" style:family="paragraph" style:parent-style-name="Text_20_body" style:list-style-name="L3">
      <style:paragraph-properties fo:text-align="justify" style:justify-single-word="false"/>
      <style:text-properties officeooo:paragraph-rsid="00371bc1"/>
    </style:style>
    <style:style style:name="P24" style:family="paragraph" style:parent-style-name="Text_20_body" style:list-style-name="L3">
      <style:paragraph-properties fo:text-align="justify" style:justify-single-word="false"/>
      <style:text-properties officeooo:paragraph-rsid="0020b78a"/>
    </style:style>
    <style:style style:name="P25" style:family="paragraph" style:parent-style-name="Text_20_body" style:list-style-name="L3">
      <style:paragraph-properties fo:text-align="justify" style:justify-single-word="false"/>
      <style:text-properties officeooo:paragraph-rsid="00360682"/>
    </style:style>
    <style:style style:name="P26" style:family="paragraph" style:parent-style-name="Text_20_body" style:list-style-name="L1">
      <style:paragraph-properties fo:text-align="justify" style:justify-single-word="false"/>
      <style:text-properties officeooo:rsid="001dac76" officeooo:paragraph-rsid="001dac76"/>
    </style:style>
    <style:style style:name="P27" style:family="paragraph" style:parent-style-name="Text_20_body" style:list-style-name="L1">
      <style:paragraph-properties fo:text-align="justify" style:justify-single-word="false"/>
      <style:text-properties fo:font-style="italic" officeooo:rsid="001dac76" officeooo:paragraph-rsid="001dac76" style:font-style-asian="italic" style:font-style-complex="italic"/>
    </style:style>
    <style:style style:name="P28" style:family="paragraph" style:parent-style-name="Text_20_body" style:list-style-name="L1">
      <style:paragraph-properties fo:text-align="justify" style:justify-single-word="false"/>
      <style:text-properties fo:font-style="italic" officeooo:rsid="001dac76" officeooo:paragraph-rsid="00343933" style:font-style-asian="italic" style:font-style-complex="italic"/>
    </style:style>
    <style:style style:name="P29" style:family="paragraph" style:parent-style-name="Text_20_body" style:list-style-name="L4">
      <style:text-properties officeooo:paragraph-rsid="002afc0f"/>
    </style:style>
    <style:style style:name="P30" style:family="paragraph" style:parent-style-name="Text_20_body" style:list-style-name="L4">
      <style:text-properties officeooo:paragraph-rsid="00271bb9"/>
    </style:style>
    <style:style style:name="P31" style:family="paragraph" style:parent-style-name="Text_20_body" style:list-style-name="L5">
      <style:text-properties fo:font-size="10pt" officeooo:paragraph-rsid="002afc0f" style:font-size-asian="10pt" style:font-size-complex="10pt"/>
    </style:style>
    <style:style style:name="P32" style:family="paragraph" style:parent-style-name="Text_20_body" style:list-style-name="L6">
      <style:text-properties fo:font-size="10pt" officeooo:paragraph-rsid="002cf05a" style:font-size-asian="10pt" style:font-size-complex="10pt"/>
    </style:style>
    <style:style style:name="P33" style:family="paragraph" style:parent-style-name="Text_20_body" style:list-style-name="L7">
      <style:text-properties fo:font-size="10pt" officeooo:paragraph-rsid="002cf05a" style:font-size-asian="10pt" style:font-size-complex="10pt"/>
    </style:style>
    <style:style style:name="P34" style:family="paragraph" style:parent-style-name="Text_20_body" style:list-style-name="L8">
      <style:text-properties fo:font-size="10pt" officeooo:paragraph-rsid="002cf05a" style:font-size-asian="10pt" style:font-size-complex="10pt"/>
    </style:style>
    <style:style style:name="P35" style:family="paragraph" style:parent-style-name="Text_20_body" style:list-style-name="L9">
      <style:text-properties fo:font-size="10pt" officeooo:rsid="002afc0f" officeooo:paragraph-rsid="002cf05a" style:font-size-asian="10pt" style:font-size-complex="10pt"/>
    </style:style>
    <style:style style:name="P36" style:family="paragraph" style:parent-style-name="Text_20_body">
      <style:text-properties officeooo:rsid="00378295" officeooo:paragraph-rsid="00378295"/>
    </style:style>
    <style:style style:name="P37" style:family="paragraph" style:parent-style-name="Text_20_body" style:list-style-name="L3">
      <style:paragraph-properties fo:text-align="justify" style:justify-single-word="false"/>
      <style:text-properties officeooo:rsid="003e01fd" officeooo:paragraph-rsid="003e01fd"/>
    </style:style>
    <style:style style:name="P38" style:family="paragraph">
      <style:paragraph-properties fo:text-align="justify"/>
    </style:style>
    <style:style style:name="P39" style:family="paragraph">
      <loext:graphic-properties draw:fill="none" draw:fill-color="#ffffff"/>
      <style:paragraph-properties fo:text-align="justify"/>
      <style:text-properties fo:font-size="10.5pt" style:font-size-asian="10.5pt" style:font-size-complex="10.5pt"/>
    </style:style>
    <style:style style:name="P40" style:family="paragraph">
      <style:paragraph-properties fo:margin-left="1.499cm" fo:margin-right="1.499cm" fo:text-align="justify" fo:text-indent="1.499cm"/>
    </style:style>
    <style:style style:name="P41" style:family="paragraph">
      <loext:graphic-properties draw:fill="none" draw:fill-color="#ffffff"/>
    </style:style>
    <style:style style:name="P42" style:family="paragraph">
      <style:paragraph-properties fo:text-align="start"/>
    </style:style>
    <style:style style:name="P43" style:family="paragraph">
      <loext:graphic-properties draw:fill="none" draw:fill-color="#ffffff"/>
      <style:paragraph-properties fo:text-align="start"/>
      <style:text-properties style:font-name="Liberation Mono1" fo:font-size="10pt" style:font-name-asian="Liberation Mono1" style:font-size-asian="10pt" style:font-name-complex="Liberation Mono1" style:font-size-complex="10pt"/>
    </style:style>
    <style:style style:name="T1" style:family="text">
      <style:text-properties fo:font-style="italic" style:font-style-asian="italic" style:font-style-complex="italic"/>
    </style:style>
    <style:style style:name="T2" style:family="text">
      <style:text-properties fo:font-style="italic" officeooo:rsid="001d6bfd" style:font-style-asian="italic" style:font-style-complex="italic"/>
    </style:style>
    <style:style style:name="T3" style:family="text">
      <style:text-properties fo:font-style="italic" officeooo:rsid="001dac76" style:font-style-asian="italic" style:font-style-complex="italic"/>
    </style:style>
    <style:style style:name="T4" style:family="text">
      <style:text-properties fo:font-style="italic" officeooo:rsid="00294613" style:font-style-asian="italic" style:font-style-complex="italic"/>
    </style:style>
    <style:style style:name="T5" style:family="text">
      <style:text-properties fo:font-style="italic" officeooo:rsid="002cf05a" style:font-style-asian="italic" style:font-style-complex="italic"/>
    </style:style>
    <style:style style:name="T6" style:family="text">
      <style:text-properties fo:font-style="italic" officeooo:rsid="002f42df" style:font-style-asian="italic" style:font-style-complex="italic"/>
    </style:style>
    <style:style style:name="T7" style:family="text">
      <style:text-properties fo:font-style="italic" officeooo:rsid="00343933" style:font-style-asian="italic" style:font-style-complex="italic"/>
    </style:style>
    <style:style style:name="T8" style:family="text">
      <style:text-properties fo:font-style="italic" officeooo:rsid="00391af3"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d6bfd" style:font-style-asian="italic" style:font-weight-asian="bold" style:font-style-complex="italic" style:font-weight-complex="bold"/>
    </style:style>
    <style:style style:name="T11" style:family="text">
      <style:text-properties fo:font-style="italic" fo:font-weight="bold" officeooo:rsid="0030a43c" style:font-style-asian="italic" style:font-weight-asian="bold" style:font-style-complex="italic" style:font-weight-complex="bold"/>
    </style:style>
    <style:style style:name="T12" style:family="text">
      <style:text-properties fo:font-style="italic" fo:font-weight="bold" officeooo:rsid="001f849d" style:font-style-asian="italic" style:font-weight-asian="bold" style:font-style-complex="italic" style:font-weight-complex="bold"/>
    </style:style>
    <style:style style:name="T13" style:family="text">
      <style:text-properties fo:font-style="italic" fo:font-weight="bold" officeooo:rsid="0020b78a" style:font-style-asian="italic" style:font-weight-asian="bold" style:font-style-complex="italic" style:font-weight-complex="bold"/>
    </style:style>
    <style:style style:name="T14" style:family="text">
      <style:text-properties fo:font-style="italic" fo:font-weight="bold" officeooo:rsid="003e01fd" style:font-style-asian="italic" style:font-weight-asian="bold" style:font-style-complex="italic" style:font-weight-complex="bold"/>
    </style:style>
    <style:style style:name="T15" style:family="text">
      <style:text-properties fo:font-style="italic" fo:font-weight="bold" officeooo:rsid="00220ad9" style:font-style-asian="italic" style:font-weight-asian="bold" style:font-style-complex="italic" style:font-weight-complex="bold"/>
    </style:style>
    <style:style style:name="T16" style:family="text">
      <style:text-properties fo:font-style="italic" fo:font-weight="bold" officeooo:rsid="003fd4f5"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f849d" style:font-style-asian="italic" style:font-weight-asian="normal" style:font-style-complex="italic" style:font-weight-complex="normal"/>
    </style:style>
    <style:style style:name="T19" style:family="text">
      <style:text-properties fo:font-style="italic" fo:font-weight="normal" officeooo:rsid="0026091e" style:font-style-asian="italic" style:font-weight-asian="normal" style:font-style-complex="italic" style:font-weight-complex="normal"/>
    </style:style>
    <style:style style:name="T20" style:family="text">
      <style:text-properties fo:font-style="italic" fo:font-weight="normal" officeooo:rsid="00278f9f" style:font-style-asian="italic" style:font-weight-asian="normal" style:font-style-complex="italic" style:font-weight-complex="normal"/>
    </style:style>
    <style:style style:name="T21" style:family="text">
      <style:text-properties fo:font-style="italic" fo:font-weight="normal" officeooo:rsid="002afc0f" style:font-style-asian="italic" style:font-weight-asian="normal" style:font-style-complex="italic" style:font-weight-complex="normal"/>
    </style:style>
    <style:style style:name="T22" style:family="text">
      <style:text-properties fo:font-style="italic" fo:font-weight="normal" officeooo:rsid="002cf05a" style:font-style-asian="italic" style:font-weight-asian="normal" style:font-style-complex="italic" style:font-weight-complex="normal"/>
    </style:style>
    <style:style style:name="T23" style:family="text">
      <style:text-properties fo:font-style="italic" fo:font-weight="normal" officeooo:rsid="00371bc1" style:font-style-asian="italic" style:font-weight-asian="normal" style:font-style-complex="italic" style:font-weight-complex="normal"/>
    </style:style>
    <style:style style:name="T24" style:family="text">
      <style:text-properties fo:font-style="italic" fo:font-weight="normal" officeooo:rsid="003c947e" style:font-style-asian="italic" style:font-weight-asian="normal" style:font-style-complex="italic" style:font-weight-complex="normal"/>
    </style:style>
    <style:style style:name="T25" style:family="text">
      <style:text-properties fo:font-style="italic" fo:font-weight="normal" officeooo:rsid="003fd4f5"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d6bfd" style:font-style-asian="normal" style:font-style-complex="normal"/>
    </style:style>
    <style:style style:name="T28" style:family="text">
      <style:text-properties fo:font-style="normal" officeooo:rsid="001dac76" style:font-style-asian="normal" style:font-style-complex="normal"/>
    </style:style>
    <style:style style:name="T29" style:family="text">
      <style:text-properties fo:font-style="normal" officeooo:rsid="001f849d" style:font-style-asian="normal" style:font-style-complex="normal"/>
    </style:style>
    <style:style style:name="T30" style:family="text">
      <style:text-properties fo:font-style="normal" officeooo:rsid="0020b78a" style:font-style-asian="normal" style:font-style-complex="normal"/>
    </style:style>
    <style:style style:name="T31" style:family="text">
      <style:text-properties fo:font-style="normal" officeooo:rsid="0022b452" style:font-style-asian="normal" style:font-style-complex="normal"/>
    </style:style>
    <style:style style:name="T32" style:family="text">
      <style:text-properties fo:font-style="normal" officeooo:rsid="002499a7" style:font-style-asian="normal" style:font-style-complex="normal"/>
    </style:style>
    <style:style style:name="T33" style:family="text">
      <style:text-properties fo:font-style="normal" officeooo:rsid="0026091e" style:font-style-asian="normal" style:font-style-complex="normal"/>
    </style:style>
    <style:style style:name="T34" style:family="text">
      <style:text-properties fo:font-style="normal" officeooo:rsid="00294613" style:font-style-asian="normal" style:font-style-complex="normal"/>
    </style:style>
    <style:style style:name="T35" style:family="text">
      <style:text-properties fo:font-style="normal" officeooo:rsid="002afc0f" style:font-style-asian="normal" style:font-style-complex="normal"/>
    </style:style>
    <style:style style:name="T36" style:family="text">
      <style:text-properties fo:font-style="normal" officeooo:rsid="002cf05a" style:font-style-asian="normal" style:font-style-complex="normal"/>
    </style:style>
    <style:style style:name="T37" style:family="text">
      <style:text-properties fo:font-style="normal" officeooo:rsid="002e7eeb" style:font-style-asian="normal" style:font-style-complex="normal"/>
    </style:style>
    <style:style style:name="T38" style:family="text">
      <style:text-properties fo:font-style="normal" officeooo:rsid="0030a43c" style:font-style-asian="normal" style:font-style-complex="normal"/>
    </style:style>
    <style:style style:name="T39" style:family="text">
      <style:text-properties fo:font-style="normal" officeooo:rsid="0032682e" style:font-style-asian="normal" style:font-style-complex="normal"/>
    </style:style>
    <style:style style:name="T40" style:family="text">
      <style:text-properties fo:font-style="normal" officeooo:rsid="00334574" style:font-style-asian="normal" style:font-style-complex="normal"/>
    </style:style>
    <style:style style:name="T41" style:family="text">
      <style:text-properties fo:font-style="normal" officeooo:rsid="00343933" style:font-style-asian="normal" style:font-style-complex="normal"/>
    </style:style>
    <style:style style:name="T42" style:family="text">
      <style:text-properties fo:font-style="normal" officeooo:rsid="00391af3"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f849d" style:font-style-asian="normal" style:font-weight-asian="bold" style:font-style-complex="normal" style:font-weight-complex="bold"/>
    </style:style>
    <style:style style:name="T45" style:family="text">
      <style:text-properties fo:font-style="normal" fo:font-weight="bold" officeooo:rsid="001d6bfd" style:font-style-asian="normal" style:font-weight-asian="bold" style:font-style-complex="normal" style:font-weight-complex="bold"/>
    </style:style>
    <style:style style:name="T46" style:family="text">
      <style:text-properties fo:font-style="normal" fo:font-weight="bold" officeooo:rsid="0026091e" style:font-style-asian="normal" style:font-weight-asian="bold" style:font-style-complex="normal" style:font-weight-complex="bold"/>
    </style:style>
    <style:style style:name="T47" style:family="text">
      <style:text-properties fo:font-style="normal" fo:font-weight="bold" officeooo:rsid="00271bb9" style:font-style-asian="normal" style:font-weight-asian="bold" style:font-style-complex="normal" style:font-weight-complex="bold"/>
    </style:style>
    <style:style style:name="T48" style:family="text">
      <style:text-properties fo:font-style="normal" fo:font-weight="bold" officeooo:rsid="00342240" style:font-style-asian="normal" style:font-weight-asian="bold" style:font-style-complex="normal" style:font-weight-complex="bold"/>
    </style:style>
    <style:style style:name="T49" style:family="text">
      <style:text-properties fo:font-style="normal" fo:font-weight="bold" officeooo:rsid="00206200" style:font-style-asian="normal" style:font-weight-asian="bold" style:font-style-complex="normal" style:font-weight-complex="bold"/>
    </style:style>
    <style:style style:name="T50" style:family="text">
      <style:text-properties fo:font-style="normal" fo:font-weight="bold" officeooo:rsid="003e01fd" style:font-style-asian="normal" style:font-weight-asian="bold" style:font-style-complex="normal" style:font-weight-complex="bold"/>
    </style:style>
    <style:style style:name="T51" style:family="text">
      <style:text-properties fo:font-style="normal" fo:font-weight="bold" officeooo:rsid="0020b78a" style:font-style-asian="normal" style:font-weight-asian="bold" style:font-style-complex="normal" style:font-weight-complex="bold"/>
    </style:style>
    <style:style style:name="T52" style:family="text">
      <style:text-properties fo:font-style="normal" fo:font-weight="bold" officeooo:rsid="00220ad9" style:font-style-asian="normal" style:font-weight-asian="bold" style:font-style-complex="normal" style:font-weight-complex="bold"/>
    </style:style>
    <style:style style:name="T53" style:family="text">
      <style:text-properties fo:font-style="normal" fo:font-weight="bold" officeooo:rsid="003fd4f5"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06200" style:font-style-asian="normal" style:font-weight-asian="normal" style:font-style-complex="normal" style:font-weight-complex="normal"/>
    </style:style>
    <style:style style:name="T56" style:family="text">
      <style:text-properties fo:font-style="normal" fo:font-weight="normal" officeooo:rsid="001f849d" style:font-style-asian="normal" style:font-weight-asian="normal" style:font-style-complex="normal" style:font-weight-complex="normal"/>
    </style:style>
    <style:style style:name="T57" style:family="text">
      <style:text-properties fo:font-style="normal" fo:font-weight="normal" officeooo:rsid="0020b78a" style:font-style-asian="normal" style:font-weight-asian="normal" style:font-style-complex="normal" style:font-weight-complex="normal"/>
    </style:style>
    <style:style style:name="T58" style:family="text">
      <style:text-properties fo:font-style="normal" fo:font-weight="normal" officeooo:rsid="0026091e" style:font-style-asian="normal" style:font-weight-asian="normal" style:font-style-complex="normal" style:font-weight-complex="normal"/>
    </style:style>
    <style:style style:name="T59" style:family="text">
      <style:text-properties fo:font-style="normal" fo:font-weight="normal" officeooo:rsid="00271bb9" style:font-style-asian="normal" style:font-weight-asian="normal" style:font-style-complex="normal" style:font-weight-complex="normal"/>
    </style:style>
    <style:style style:name="T60" style:family="text">
      <style:text-properties fo:font-style="normal" fo:font-weight="normal" officeooo:rsid="00278f9f" style:font-style-asian="normal" style:font-weight-asian="normal" style:font-style-complex="normal" style:font-weight-complex="normal"/>
    </style:style>
    <style:style style:name="T61" style:family="text">
      <style:text-properties fo:font-style="normal" fo:font-weight="normal" officeooo:rsid="002afc0f" style:font-style-asian="normal" style:font-weight-asian="normal" style:font-style-complex="normal" style:font-weight-complex="normal"/>
    </style:style>
    <style:style style:name="T62" style:family="text">
      <style:text-properties fo:font-style="normal" fo:font-weight="normal" officeooo:rsid="002cf05a" style:font-style-asian="normal" style:font-weight-asian="normal" style:font-style-complex="normal" style:font-weight-complex="normal"/>
    </style:style>
    <style:style style:name="T63" style:family="text">
      <style:text-properties fo:font-style="normal" fo:font-weight="normal" officeooo:rsid="00371bc1" style:font-style-asian="normal" style:font-weight-asian="normal" style:font-style-complex="normal" style:font-weight-complex="normal"/>
    </style:style>
    <style:style style:name="T64" style:family="text">
      <style:text-properties fo:font-style="normal" fo:font-weight="normal" officeooo:rsid="003e01fd" style:font-style-asian="normal" style:font-weight-asian="normal" style:font-style-complex="normal" style:font-weight-complex="normal"/>
    </style:style>
    <style:style style:name="T65" style:family="text">
      <style:text-properties fo:font-style="normal" fo:font-weight="normal" officeooo:rsid="00220ad9" style:font-style-asian="normal" style:font-weight-asian="normal" style:font-style-complex="normal" style:font-weight-complex="normal"/>
    </style:style>
    <style:style style:name="T66" style:family="text">
      <style:text-properties fo:font-style="normal" fo:font-weight="normal" officeooo:rsid="003fd4f5" style:font-style-asian="normal" style:font-weight-asian="normal" style:font-style-complex="normal" style:font-weight-complex="normal"/>
    </style:style>
    <style:style style:name="T67" style:family="text">
      <style:text-properties officeooo:rsid="001dac76"/>
    </style:style>
    <style:style style:name="T68" style:family="text">
      <style:text-properties officeooo:rsid="001f849d"/>
    </style:style>
    <style:style style:name="T69" style:family="text">
      <style:text-properties officeooo:rsid="00206200"/>
    </style:style>
    <style:style style:name="T70" style:family="text">
      <style:text-properties officeooo:rsid="0020b78a"/>
    </style:style>
    <style:style style:name="T71" style:family="text">
      <style:text-properties officeooo:rsid="002e7eeb"/>
    </style:style>
    <style:style style:name="T72" style:family="text">
      <style:text-properties officeooo:rsid="002f42df"/>
    </style:style>
    <style:style style:name="T73" style:family="text">
      <style:text-properties officeooo:rsid="0030a43c"/>
    </style:style>
    <style:style style:name="T74" style:family="text">
      <style:text-properties officeooo:rsid="0030b9da"/>
    </style:style>
    <style:style style:name="T75" style:family="text">
      <style:text-properties officeooo:rsid="00342240"/>
    </style:style>
    <style:style style:name="T76" style:family="text">
      <style:text-properties officeooo:rsid="00343933"/>
    </style:style>
    <style:style style:name="T77" style:family="text">
      <style:text-properties fo:font-weight="bold" officeooo:rsid="003b1a38" style:font-weight-asian="bold" style:font-weight-complex="bold"/>
    </style:style>
    <style:style style:name="T78" style:family="text">
      <style:text-properties fo:font-weight="bold" officeooo:rsid="001f849d" style:font-weight-asian="bold" style:font-weight-complex="bold"/>
    </style:style>
    <style:style style:name="T79" style:family="text">
      <style:text-properties fo:font-size="10.5pt" style:font-size-asian="10.5pt" style:font-size-complex="10.5pt"/>
    </style:style>
    <style:style style:name="T80" style:family="text">
      <style:text-properties fo:font-size="10.5pt" fo:font-style="italic" style:font-size-asian="10.5pt" style:font-size-complex="10.5pt" style:font-style-complex="italic"/>
    </style:style>
    <style:style style:name="T81" style:family="text">
      <style:text-properties fo:font-size="10.5pt" fo:font-style="italic" style:font-size-asian="10.5pt" style:font-style-asian="italic" style:font-size-complex="10.5pt" style:font-style-complex="italic"/>
    </style:style>
    <style:style style:name="T82" style:family="text">
      <style:text-properties fo:font-size="10.5pt" fo:font-style="normal" style:font-size-asian="10.5pt" style:font-style-asian="normal" style:font-size-complex="10.5pt" style:font-style-complex="normal"/>
    </style:style>
    <style:style style:name="T83" style:family="text">
      <style:text-properties fo:font-size="10.5pt" fo:font-weight="bold" style:font-size-asian="10.5pt" style:font-weight-asian="bold" style:font-size-complex="10.5pt" style:font-weight-complex="bold"/>
    </style:style>
    <style:style style:name="T84" style:family="text">
      <style:text-properties fo:font-size="10.5pt" fo:font-style="italic" fo:font-weight="bold" style:font-size-asian="10.5pt" style:font-style-asian="italic" style:font-weight-asian="bold" style:font-size-complex="10.5pt" style:font-style-complex="italic" style:font-weight-complex="bold"/>
    </style:style>
    <style:style style:name="T85" style:family="text">
      <style:text-properties fo:font-size="10pt" fo:font-style="italic" style:font-size-asian="10pt" style:font-style-asian="italic" style:font-size-complex="10pt" style:font-style-complex="italic"/>
    </style:style>
    <style:style style:name="T86" style:family="text">
      <style:text-properties fo:font-size="10pt" fo:font-style="normal" style:font-size-asian="10pt" style:font-style-asian="normal" style:font-size-complex="10pt" style:font-style-complex="normal"/>
    </style:style>
    <style:style style:name="T87" style:family="text">
      <style:text-properties fo:font-size="10.5pt" fo:font-style="italic" fo:font-weight="bold" style:font-size-asian="10.5pt" style:font-size-complex="10.5pt" style:font-style-complex="italic" style:font-weight-complex="bold"/>
    </style:style>
    <style:style style:name="T88" style:family="text">
      <style:text-properties fo:font-weight="bold" style:font-weight-asian="bold" style:font-weight-complex="bold"/>
    </style:style>
    <style:style style:name="T89" style:family="text">
      <style:text-properties style:font-name="Liberation Mono1" fo:font-size="10pt" style:font-name-asian="Liberation Mono1" style:font-size-asian="10pt" style:font-name-complex="Liberation Mono1" style:font-size-complex="10pt"/>
    </style:style>
    <style:style style:name="fr1"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background-color="#b2b2b2" draw:fill="solid" draw:fill-color="#b2b2b2" fo:padding="0.049cm" fo:border="0.06pt solid #0000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731cm" fo:padding-top="0.15cm" fo:padding-bottom="0.15cm" fo:padding-left="0.15cm" fo:padding-right="0.15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082cm" fo:padding-top="0.15cm" fo:padding-bottom="0.15cm" fo:padding-left="0.15cm" fo:padding-right="0.15cm" loext:decorative="false"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533cm" fo:padding-top="0.15cm" fo:padding-bottom="0.15cm" fo:padding-left="0.15cm" fo:padding-right="0.15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5.359cm" fo:padding-top="0.25cm" fo:padding-bottom="0.25cm" fo:padding-left="0.25cm" fo:padding-right="0.25cm" loext:decorative="fals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7.609cm" loext:decorative="fals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vitat d’avaluació 1.3 - Crea una pantalla a partir del disseny</text:p>
      <text:p text:style-name="P1"><text:span text:style-name="T72">Documentació del d</text:span>esenvolupament</text:p>
      <text:h text:style-name="P13" text:outline-level="1">Inici de l’aplicació</text:h>
      <text:p text:style-name="P2">L’aplicació va in<text:span text:style-name="T69">i</text:span>ciar-se desenvolupant els components de la carpeta <text:span text:style-name="T1">styles</text:span><text:span text:style-name="T26">, amb l’objectiu d’obtenir la classe </text:span><text:span text:style-name="T1">app_styles</text:span><text:span text:style-name="T26"> demanada, amb la intenció d’obtenir un codi aprofitable per a futurs desenvolupaments. </text:span><text:span text:style-name="T39">No és probablement el punt habitual per a començar un programa, però recordem que és un programa d’interfície d’usuari, i la base ha de ser sòlida.</text:span></text:p>
      <text:p text:style-name="P3"><draw:frame draw:style-name="fr1" draw:name="Marc1" text:anchor-type="paragraph" svg:x="0cm" svg:y="0cm" svg:width="16.969cm" draw:z-index="2"><draw:text-box fo:min-height="3.464cm"><text:p text:style-name="Text"><draw:frame text:anchor-type="paragraph" draw:z-index="3" draw:name="Marc de text 3" draw:style-name="gr3" draw:text-style-name="P39" svg:width="16.871cm" svg:height="2.834cm" svg:x="-0.002cm" svg:y="0cm"><draw:text-box><text:p text:style-name="P38"><text:span text:style-name="T79">En realitat la meva història laboral dels últims vint anys està principalment centrada en aspectes de </text:span><text:span text:style-name="T80">backend</text:span><text:span text:style-name="T79"> i arquitectura, amb només un contacte mínim amb les capes de </text:span><text:span text:style-name="T80">frontend</text:span><text:span text:style-name="T79"> pels aspectes relacionats amb l’arquitectura de les aplicacions; a més, tampoc els aspectes bàsics relacionats amb el disseny són una de les meves aptituds, i per aquest motiu trobo força interessant l’aproximació de </text:span><text:span text:style-name="T80">Flutter</text:span><text:span text:style-name="T79"> que ofereix els </text:span><text:span text:style-name="T87">temes</text:span><text:span text:style-name="T79">.</text:span></text:p></draw:text-box></draw:frame>Text <text:sequence text:ref-name="refText0" text:name="Text" text:formula="ooow:Text+1" style:num-format="1">1</text:sequence>: Context personal</text:p></draw:text-box></draw:frame></text:p>
      <text:p text:style-name="P4"><text:span text:style-name="T27">En classe s’ha objectat que en la pràctica els temes no s’ajusten al llibre d’estils que els dissenyadors estableixen en les empreses que els fan servir, i </text:span><text:span text:style-name="T10">es requereix establir valors constants específics fixats pel llibre d’estils</text:span><text:span text:style-name="T27">, en comptes de fer servir un tema de </text:span><text:span text:style-name="T2">Flutter</text:span><text:span text:style-name="T27">.</text:span></text:p>
      <text:p text:style-name="P4"><draw:frame draw:style-name="fr1" draw:name="Marc2" text:anchor-type="paragraph" svg:x="0cm" svg:y="0cm" svg:width="16.97cm" draw:z-index="4"><draw:text-box fo:min-height="7.029cm"><text:p text:style-name="Text"><draw:frame text:anchor-type="paragraph" draw:z-index="5" draw:name="Marc de text 4" draw:style-name="gr2" draw:text-style-name="P39" svg:width="16.869cm" svg:height="6.383cm" svg:x="-0.065cm" svg:y="0cm"><draw:text-box><text:p text:style-name="P38"><text:span text:style-name="T79">Això és efectivament cert, i és un problema en part degut a la manca d’eines específiques per als dissenyadors, que llavors només treballen amb les seves eines de disseny; l’enfocament anterior a </text:span><text:span text:style-name="T81">Flutter</text:span><text:span text:style-name="T82"> va ser la separació física dels components de disseny i els de programació, i s’han</text:span><text:span text:style-name="T79"> fet intents molt ambiciosos, oblidant de vegades la disponibilitat de les eines més bàsiques. Afortunadament, l’</text:span><text:span text:style-name="T83">eina de disseny </text:span><text:span text:style-name="T84">Figma</text:span><text:span text:style-name="T82"> (i potser alguna altra que desconec) ja compta amb un connector per generar </text:span><text:span text:style-name="T81">temes de Flutter</text:span><text:span text:style-name="T82">, així com altres per a </text:span><text:span text:style-name="T81">HTML</text:span><text:span text:style-name="T82">, </text:span><text:span text:style-name="T81">React</text:span><text:span text:style-name="T82">...</text:span></text:p><text:p text:style-name="P38"><text:span text:style-name="T79"/></text:p><text:p text:style-name="P40"><text:span text:style-name="T85">Fa uns vint-i-cinc anys els dissenys per a web d’un dissenyador tenien la mida fixa 600x800; es van generalitzar resolucions més altes, i només alguns bons dissenyadors incorporaven múltiples dissenys segons la pantalla (els que en aquella època no feien servir flash, és clar). No sé si foren els dissenyadors desbordats per la gran quantitat de resolucions que estaven fent servir els usuaris, els programadors farts d’aquests dissenys fixos, o els fabricants dels nous dispositius </text:span><text:span text:style-name="T86">smart-phones</text:span><text:span text:style-name="T85">, però finalment van aparèixer eines per fer el disseny responsiu amb HTML4.</text:span></text:p></draw:text-box></draw:frame>Text <text:sequence text:ref-name="refText1" text:name="Text" text:formula="ooow:Text+1" style:num-format="1">2</text:sequence>: Observacions personals</text:p></draw:text-box></draw:frame><text:span text:style-name="T27"/></text:p>
      <text:p text:style-name="P4"><text:span text:style-name="T31"/></text:p>
      <text:p text:style-name="P4"><text:span text:style-name="T31"/></text:p>
      <text:p text:style-name="P4"><text:span text:style-name="T31"/></text:p>
      <text:p text:style-name="P4"><text:span text:style-name="T31">En concret, </text:span><text:span text:style-name="T39">per </text:span><text:span text:style-name="T40">a</text:span><text:span text:style-name="T39"> l’exercici </text:span><text:span text:style-name="T31">s’ens proporciona una paleta estipulada per </text:span><text:a xlink:type="simple" xlink:href="https://coolors.co/f2f8a0-f896d8-bf63f8-3407da-181528" text:style-name="Internet_20_link" text:visited-style-name="Visited_20_Internet_20_Link"><text:span text:style-name="T31">https://coolors.co/f2f8a0-f896d8-bf63f8-3407da-181528</text:span></text:a><text:span text:style-name="T31">, que ens proporciona un conjunt de cinc colors </text:span><text:span text:style-name="T32">amb</text:span><text:span text:style-name="T31"> </text:span><text:span text:style-name="T32">nou</text:span><text:span text:style-name="T31"> tonalitats </text:span><text:span text:style-name="T32">per a cada color, entre el 100 i el 900 </text:span><text:span text:style-name="T42">(no hi és el 50, i no entenc alguns sistemes que també treballen amb el valor </text:span><text:span text:style-name="T8">zero</text:span><text:span text:style-name="T31">:</text:span></text:p>
      <text:p text:style-name="P11"><draw:frame text:anchor-type="paragraph" draw:z-index="1" draw:name="Marc de text 2" draw:style-name="gr4" draw:text-style-name="P41" svg:width="16.971cm" svg:height="5.86cm" svg:x="-0.06cm" svg:y="-0.09cm"><draw:text-box><text:p>{ '<text:span text:style-name="T88">mindaro</text:span>': { DEFAULT: '#f2f8a0', 100: '#474c06', 200: '#8e980b', 300: '#d6e411', 400: '#e8f254', 500: '#f2f8a0', 600: '#f5f9b3', 700: '#f7fbc6', 800: '#fafcd9', 900: '#fcfeec' }, '<text:span text:style-name="T88">persian_pink</text:span>': { DEFAULT: '#f896d8', 100: '#4b0533', 200: '#960a67', 300: '#e00e9a', 400: '#f34bbb', 500: '#f896d8', 600: '#faabdf', 700: '#fbc0e7', 800: '#fcd5ef', 900: '#feeaf7' }, '<text:span text:style-name="T88">heliotrope</text:span>': { DEFAULT: '#bf63f8', 100: '#2a0342', 200: '#540684', 300: '#7e09c7', 400: '#a321f5', 500: '#bf63f8', 600: '#cc82f9', 700: '#d8a1fb', 800: '#e5c1fc', 900: '#f2e0fe' }, '<text:span text:style-name="T88">chrysler_blue</text:span>': { DEFAULT: '#3407da', 100: '#0a012c', 200: '#150357', 300: '#1f0483', 400: '#2a05ae', 500: '#3407da', 600: '#5021f8', 700: '#7c59fa', 800: '#a790fc', 900: '#d3c8fd' }, '<text:span text:style-name="T88">dark_purple</text:span>': { DEFAULT: '#181528', 100: '#050408', 200: '#0a0810', 300: '#0e0d18', 400: '#131120', 500: '#181528', 600: '#3b3463', 700: '#5e539e', 800: '#9289c1', 900: '#c8c4e0' } }</text:p><text:p/></draw:text-box></draw:frame><text:soft-page-break/>Com a conclusió:</text:p>
      <text:list text:style-name="L1">
        <text:list-item>
          <text:p text:style-name="P18">El<text:span text:style-name="T76">s</text:span> tem<text:span text:style-name="T76">es</text:span>:</text:p>
          <text:list>
            <text:list-item>
              <text:p text:style-name="P19"><text:span text:style-name="T76">O</text:span><text:span text:style-name="T73">fereix</text:span><text:span text:style-name="T76">en</text:span><text:span text:style-name="T72"> una manera senzilla </text:span><text:span text:style-name="T73">per a ignorants en els aspectes de </text:span><text:span text:style-name="T74">disseny </text:span><text:span text:style-name="T75">sense l’asistència d’un dissenyador</text:span><text:span text:style-name="T74">:</text:span><text:span text:style-name="T72"> triar una combinació de colors compatibles, </text:span><text:span text:style-name="T75">els </text:span><text:span text:style-name="T72">modes </text:span><text:span text:style-name="T6">dark</text:span><text:span text:style-name="T72"> / </text:span><text:span text:style-name="T6">light</text:span><text:span text:style-name="T72">, i també proporciona guies per triar la mida de les fonts.</text:span></text:p>
            </text:list-item>
            <text:list-item>
              <text:p text:style-name="P20"><text:span text:style-name="T26">També és la manera més senzilla per a </text:span><text:span text:style-name="T43">establir </text:span><text:span text:style-name="T45">la </text:span><text:span text:style-name="T48">família de</text:span><text:span text:style-name="T45"> font per a tota l’aplicació</text:span><text:span text:style-name="T27">; </text:span><text:span text:style-name="T26">fem servir </text:span><text:span text:style-name="T41">un tema només amb aquesta finalitat</text:span><text:span text:style-name="T26">.</text:span></text:p>
            </text:list-item>
          </text:list>
        </text:list-item>
        <text:list-item>
          <text:p text:style-name="P21"><text:span text:style-name="T27">Els dissenys personalitzats que requereixen les empreses requereixen un enfocament més personalitzat. </text:span><text:span text:style-name="T28">Es construeix</text:span><text:span text:style-name="T38">en les constants de color fent servir la classe </text:span><text:span text:style-name="T11">MaterialColor</text:span><text:span text:style-name="T38">, que permet la definició d’un </text:span><text:span text:style-name="T11">swatch</text:span><text:span text:style-name="T38"> </text:span><text:span text:style-name="T41">(conjunt de tonalitats) </text:span><text:span text:style-name="T38">per al color</text:span><text:span text:style-name="T28">:</text:span></text:p>
          <text:list>
            <text:list-item>
              <text:p text:style-name="P26"><text:span text:style-name="T26">D’aquesta manera es pot definir la classe </text:span><text:span text:style-name="T1">AppS</text:span><text:span text:style-name="T7">t</text:span><text:span text:style-name="T1">yles</text:span><text:span text:style-name="T26"> com a una senzilla enumeració de constants, que per conveniència es divideixen en dos apartats (</text:span><text:span text:style-name="T1">records</text:span><text:span text:style-name="T26">):</text:span></text:p>
              <text:list>
                <text:list-item>
                  <text:p text:style-name="P27">AppStyles.fonts<text:span text:style-name="T26">: </text:span><text:span text:style-name="T30">un </text:span><text:span text:style-name="T70">record</text:span><text:span text:style-name="T30"> que permet accedir per nom a les diferents fonts requerides; inclou el nom de la font que es farà servir per a tota l’aplicació.</text:span></text:p>
                </text:list-item>
                <text:list-item>
                  <text:p text:style-name="P28">AppStyles.<text:span text:style-name="T71">c</text:span>olors<text:span text:style-name="T26">: </text:span><text:span text:style-name="T37">un record que proporciona el color </text:span><text:span text:style-name="T71">black</text:span><text:span text:style-name="T37"> i les paletes dels diferents colors (</text:span><text:span text:style-name="T71">mindaro</text:span><text:span text:style-name="T37">, </text:span><text:span text:style-name="T71">persianPink</text:span><text:span text:style-name="T37">, </text:span><text:span text:style-name="T71">heliotrope</text:span><text:span text:style-name="T37">, </text:span><text:span text:style-name="T71">chryslerBlue</text:span><text:span text:style-name="T37"> i </text:span><text:span text:style-name="T71">darkPurple</text:span><text:span text:style-name="T37">)</text:span></text:p>
                </text:list-item>
              </text:list>
            </text:list-item>
          </text:list>
        </text:list-item>
      </text:list>
      <text:p text:style-name="P12"><draw:frame draw:style-name="fr1" draw:name="Marc3" text:anchor-type="paragraph" svg:x="0cm" svg:y="0cm" svg:width="17.092cm" draw:z-index="6"><draw:text-box fo:min-height="3.743cm"><text:p text:style-name="Text"><draw:frame text:anchor-type="paragraph" draw:z-index="7" draw:name="Marc de text 5" draw:style-name="gr1" draw:text-style-name="P39" svg:width="16.871cm" svg:height="3.031cm" svg:x="0.06cm" svg:y="0cm"><draw:text-box><text:p text:style-name="P38"><text:span text:style-name="T79">El desenvolupament d’aquest apartat ha estat útil per familiaritzar-me amb el components del llenguatge </text:span><text:span text:style-name="T80">Dart</text:span><text:span text:style-name="T79">, </text:span><text:span text:style-name="T79">components dels que he llegit i m’han explicat en classe, però en realitat entres a fer-los servir de cap quan fas </text:span><text:span text:style-name="T79">servir </text:span><text:span text:style-name="T80">Flutter</text:span><text:span text:style-name="T79">, sense temps per a familiaritzar-te. En realitat gran part del codi que he escrit més tard he llançat, </text:span><text:span text:style-name="T79">en trobar la manera de fer servir </text:span><text:span text:style-name="T80">MaterialColor</text:span><text:span text:style-name="T79">, perquè inicialment vaig fallar en construir-lo correctament.</text:span></text:p></draw:text-box></draw:frame>Text <text:sequence text:ref-name="refText2" text:name="Text" text:formula="ooow:Text+1" style:num-format="1">3</text:sequence>: Aprofitament personal</text:p></draw:text-box></draw:frame></text:p>
      <text:h text:style-name="P14" text:outline-level="2">Propostes de millora</text:h>
      <text:list text:style-name="L2">
        <text:list-item>
          <text:p text:style-name="P22"><text:span text:style-name="T67">En aquest cas l’enunciat limita el color negre a una única tonalitat; </text:span><text:span text:style-name="T68">considerar l’opció de tenir </text:span><text:span text:style-name="T77">tonalitats</text:span><text:span text:style-name="T78"> també pel color negre</text:span><text:span text:style-name="T68"> </text:span><text:span text:style-name="T73">podria </text:span><text:span text:style-name="T68">ser una opció</text:span><text:span text:style-name="T29">.</text:span></text:p>
        </text:list-item>
        <text:list-item>
          <text:p text:style-name="P22"><text:span text:style-name="T68">Tampoc en cap moment es parla de la </text:span><text:span text:style-name="T78">dualitat </text:span><text:span text:style-name="T12">dark </text:span><text:span text:style-name="T13">mode</text:span><text:span text:style-name="T12"> </text:span><text:span text:style-name="T44">/ </text:span><text:span text:style-name="T12">light </text:span><text:span text:style-name="T13">mode</text:span><text:span text:style-name="T56">, que avu</text:span><text:span text:style-name="T55">i</text:span><text:span text:style-name="T56"> dia hi serà en qualsevol llibre d’estils amb un mí</text:span><text:span text:style-name="T55">n</text:span><text:span text:style-name="T56">im de presència. </text:span></text:p>
        </text:list-item>
      </text:list>
      <text:list text:style-name="L3">
        <text:list-item>
          <text:list>
            <text:list-item>
              <text:p text:style-name="P23"><text:soft-page-break/><text:span text:style-name="T56">Sense pensar-ho gaire, sense ser coneixedor d’aquests temes, </text:span><text:span text:style-name="T63">i sense cap prova de concepte</text:span><text:span text:style-name="T56">, podri</text:span><text:span text:style-name="T64">em pensar </text:span><text:span text:style-name="T50">una opció</text:span><text:span text:style-name="T44"> </text:span><text:span text:style-name="T50">per </text:span><text:span text:style-name="T44">canviar entre </text:span><text:span text:style-name="T51">els modes</text:span><text:span text:style-name="T12"> dark</text:span><text:span text:style-name="T44"> i</text:span><text:span text:style-name="T12"> light</text:span><text:span text:style-name="T56"> amb </text:span><text:span text:style-name="T60">el</text:span><text:span text:style-name="T56"> senzill procediment </text:span><text:span text:style-name="T60">de canviar tots el valors pe</text:span><text:span text:style-name="T63">l càlcul</text:span><text:span text:style-name="T60"> </text:span><text:span text:style-name="T24">10</text:span><text:span text:style-name="T20">00 - valor</text:span><text:span text:style-name="T60">,</text:span><text:span text:style-name="T56"> mantenint </text:span><text:span text:style-name="T60">així </text:span><text:span text:style-name="T56">la paleta i tots els colors; </text:span><text:span text:style-name="T60">això deixaria la tonalitat</text:span><text:span text:style-name="T56"> </text:span><text:span text:style-name="T60">per defecte </text:span><text:span text:style-name="T56">(500) </text:span><text:span text:style-name="T60">invariant </text:span><text:span text:style-name="T56">entre el</text:span><text:span text:style-name="T57">s modes</text:span><text:span text:style-name="T56"> </text:span><text:span text:style-name="T18">dark</text:span><text:span text:style-name="T56"> i el </text:span><text:span text:style-name="T18">ligh</text:span><text:span text:style-name="T23">t</text:span><text:span text:style-name="T63">; </text:span><text:span text:style-name="T64">les tonalitats 400 i 600 també s’haurien de considerar invariants, per no tenir prou diferència de tonalitat entre elles.</text:span></text:p>
            </text:list-item>
            <text:list-item>
              <text:p text:style-name="P24"><text:span text:style-name="T57">S</text:span><text:span text:style-name="T55">’ha d’insistir que en la pràctica seria una </text:span><text:span text:style-name="T49">tasca del dissenyador</text:span><text:span text:style-name="T55">, i el llibre d’estils ja </text:span><text:span text:style-name="T63">hauria d’</text:span><text:span text:style-name="T55">incorporar ambdós </text:span><text:span text:style-name="T57">modes, que el dissenyador probablement considerarà com a dos variacions</text:span><text:span text:style-name="T55"> </text:span><text:span text:style-name="T57">diferents del tema</text:span><text:span text:style-name="T55">. </text:span><text:span text:style-name="T64">Ja existeixen eines com a </text:span><text:span text:style-name="T14">Figma</text:span><text:span text:style-name="T64"> per als dissenyadors.</text:span></text:p>
            </text:list-item>
            <text:list-item>
              <text:p text:style-name="P25"><text:span text:style-name="T49">F</text:span><text:span text:style-name="T52">ent servir els temes de </text:span><text:span text:style-name="T15">Flutter</text:span><text:span text:style-name="T65"> </text:span><text:span text:style-name="T64">es faria servir l’esquema següent:</text:span></text:p>
            </text:list-item>
          </text:list>
        </text:list-item>
      </text:list>
      <text:p text:style-name="P7"><draw:frame text:anchor-type="paragraph" draw:z-index="0" draw:name="Marc de text 1" draw:style-name="gr5" draw:text-style-name="P43" svg:width="14.953cm" svg:height="7.61cm" svg:x="1.998cm" svg:y="-0.152cm"><draw:text-box><text:p text:style-name="P42"><text:span text:style-name="T89">MaterialApp(</text:span></text:p><text:p text:style-name="P42"><text:span text:style-name="T89"><text:s text:c="6"/></text:span><text:span text:style-name="T89">title: 'App Title',</text:span></text:p><text:p text:style-name="P42"><text:span text:style-name="T89"><text:s text:c="6"/></text:span><text:span text:style-name="T89">theme: ThemeData(</text:span></text:p><text:p text:style-name="P42"><text:span text:style-name="T89"><text:s text:c="8"/></text:span><text:span text:style-name="T89">brightness: Brightness.light,</text:span></text:p><text:p text:style-name="P42"><text:span text:style-name="T89"><text:s text:c="8"/></text:span><text:span text:style-name="T89">/* light theme settings */</text:span></text:p><text:p text:style-name="P42"><text:span text:style-name="T89"><text:s text:c="6"/></text:span><text:span text:style-name="T89">),</text:span></text:p><text:p text:style-name="P42"><text:span text:style-name="T89"><text:s text:c="6"/></text:span><text:span text:style-name="T89">darkTheme: ThemeData(</text:span></text:p><text:p text:style-name="P42"><text:span text:style-name="T89"><text:s text:c="8"/></text:span><text:span text:style-name="T89">brightness: Brightness.dark,</text:span></text:p><text:p text:style-name="P42"><text:span text:style-name="T89"><text:s text:c="8"/></text:span><text:span text:style-name="T89">/* dark theme settings */</text:span></text:p><text:p text:style-name="P42"><text:span text:style-name="T89"><text:s text:c="6"/></text:span><text:span text:style-name="T89">),</text:span></text:p><text:p text:style-name="P42"><text:span text:style-name="T89"><text:s text:c="6"/></text:span><text:span text:style-name="T89">themeMode: ThemeMode.dark, </text:span></text:p><text:p text:style-name="P42"><text:span text:style-name="T89"><text:s text:c="6"/></text:span><text:span text:style-name="T89">/* ThemeMode.system to follow system theme, </text:span></text:p><text:p text:style-name="P42"><text:span text:style-name="T89"><text:s text:c="9"/></text:span><text:span text:style-name="T89">ThemeMode.light for light theme, </text:span></text:p><text:p text:style-name="P42"><text:span text:style-name="T89"><text:s text:c="9"/></text:span><text:span text:style-name="T89">ThemeMode.dark for dark theme</text:span></text:p><text:p text:style-name="P42"><text:span text:style-name="T89"><text:s text:c="6"/></text:span><text:span text:style-name="T89">*/</text:span></text:p><text:p text:style-name="P42"><text:span text:style-name="T89"><text:s text:c="6"/></text:span><text:span text:style-name="T89">debugShowCheckedModeBanner: false,</text:span></text:p><text:p text:style-name="P42"><text:span text:style-name="T89"><text:s text:c="6"/></text:span><text:span text:style-name="T89">home: YourAppHomepage(),</text:span></text:p><text:p text:style-name="P42"><text:span text:style-name="T89"><text:s text:c="4"/></text:span><text:span text:style-name="T89">);</text:span></text:p><text:p text:style-name="P42"><text:span text:style-name="T89"/></text:p></draw:text-box></draw:frame><text:span text:style-name="T54"/></text:p>
      <text:list text:continue-numbering="true" text:style-name="L3">
        <text:list-item>
          <text:list>
            <text:list-item>
              <text:p text:style-name="P37"><text:span text:style-name="T64">A</text:span><text:span text:style-name="T54">ctualment </text:span><text:span text:style-name="T25">Flutter</text:span><text:span text:style-name="T66"> fa servir </text:span><text:span text:style-name="T25">Material-3</text:span><text:span text:style-name="T66"> de </text:span><text:span text:style-name="T25">Google</text:span><text:span text:style-name="T66">. Observar que les paletes de color i les </text:span><text:span text:style-name="T16">Material Color Utilities</text:span><text:span text:style-name="T66"> (</text:span><text:span text:style-name="T25">MCU</text:span><text:span text:style-name="T66">) també tenen en consideració aspectes com els dissenys amb </text:span><text:span text:style-name="T53">colors corporatius</text:span><text:span text:style-name="T66"> o l’</text:span><text:span text:style-name="T53">accesibilitat</text:span><text:span text:style-name="T66">, dues situacions que en els dissenys cal tenir molt presents; de vegades s’oblida l’alt percentatge de </text:span><text:span text:style-name="T53">daltonisme</text:span><text:span text:style-name="T66"> (</text:span><text:span text:style-name="T53">superior al 10% entre la població</text:span><text:span text:style-name="T66"> masculina, tot i que és inferior al 1% en la femenina)</text:span></text:p>
            </text:list-item>
          </text:list>
        </text:list-item>
      </text:list>
      <text:h text:style-name="P16" text:outline-level="2">Tipografia</text:h>
      <text:p text:style-name="P8">Potser caldria recordar la classificació de les mides de lletra del disseny <text:span text:style-name="T1">Material</text:span><text:span text:style-name="T26"> de </text:span><text:span text:style-name="T1">Google</text:span><text:span text:style-name="T26">, </text:span><text:span text:style-name="T34">que es classifiquen </text:span><text:span text:style-name="T26">en cinc categories,</text:span><text:span text:style-name="T34"> i podem trobar en </text:span><text:span text:style-name="T4">TextTheme</text:span><text:span text:style-name="T26">. Cadascuna de les categories incorpora tres mides: </text:span><text:span text:style-name="T1">Large</text:span><text:span text:style-name="T26">, </text:span><text:span text:style-name="T1">Medium</text:span><text:span text:style-name="T26"> i </text:span><text:span text:style-name="T1">Small</text:span><text:span text:style-name="T26">, formant un total de quinze diferents mides.</text:span></text:p>
      <text:p text:style-name="P9"><text:span text:style-name="T26">Categories de les mides de lletra </text:span><text:span text:style-name="T36">de </text:span><text:span text:style-name="T1">Material</text:span><text:span text:style-name="T26">, per ordre:</text:span></text:p>
      <text:list xml:id="list3520185036" text:style-name="L4">
        <text:list-item>
          <text:p text:style-name="P29"><text:span text:style-name="T46">Display</text:span><text:span text:style-name="T33">: </text:span><text:span text:style-name="T1">As the largest text on the screen, display styles are reserved for short, important text or numerals. They work best on large screens</text:span><text:span text:style-name="T26">.</text:span></text:p>
        </text:list-item>
      </text:list>
      <text:list text:style-name="L5">
        <text:list-item>
          <text:list>
            <text:list-item>
              <text:p text:style-name="P31"><text:span text:style-name="T35">E</text:span><text:span text:style-name="T34">ntre tT57 i tT36, </text:span><text:span text:style-name="T35">sense espaiat </text:span><text:span text:style-name="T36">ni enfatitzat (</text:span><text:span text:style-name="T5">FontWeight.w400</text:span><text:span text:style-name="T36">)</text:span><text:span text:style-name="T34">.</text:span></text:p>
            </text:list-item>
          </text:list>
        </text:list-item>
      </text:list>
      <text:list xml:id="list191060089583424" text:continue-list="list3520185036" text:style-name="L4">
        <text:list-item>
          <text:p text:style-name="P29"><text:span text:style-name="T46">Headline</text:span><text:span text:style-name="T58">:</text:span><text:span text:style-name="T33"> </text:span><text:span text:style-name="T1">Headline styles are smaller than display styles. They're best-suited for short, high-emphasis text on smaller screens</text:span><text:span text:style-name="T26">.</text:span></text:p>
        </text:list-item>
      </text:list>
      <text:list text:style-name="L6">
        <text:list-item>
          <text:list>
            <text:list-item>
              <text:p text:style-name="P32"><text:span text:style-name="T35">E</text:span><text:span text:style-name="T34">ntre tT32 i tT24, </text:span><text:span text:style-name="T35">sense espaiat </text:span><text:span text:style-name="T36">ni enfatitzat (</text:span><text:span text:style-name="T5">FontWeight.w400</text:span><text:span text:style-name="T36">)</text:span><text:span text:style-name="T34">.</text:span></text:p>
            </text:list-item>
          </text:list>
        </text:list-item>
      </text:list>
      <text:list xml:id="list191058390989167" text:continue-list="list191060089583424" text:style-name="L4">
        <text:list-item>
          <text:p text:style-name="P29"><text:soft-page-break/><text:span text:style-name="T46">Title</text:span><text:span text:style-name="T58">: </text:span><text:span text:style-name="T1">Titles are smaller than headline styles and should be used for shorter, medium-emphasis text</text:span><text:span text:style-name="T26">. </text:span></text:p>
        </text:list-item>
      </text:list>
      <text:list text:style-name="L7">
        <text:list-item>
          <text:list>
            <text:list-item>
              <text:p text:style-name="P33"><text:span text:style-name="T35">Entre tT22 i tT14, amb espaiat mínim i enfatitzat</text:span><text:span text:style-name="T36"> (</text:span><text:span text:style-name="T5">FontWeight.w500</text:span><text:span text:style-name="T36">)</text:span><text:span text:style-name="T35">.</text:span></text:p>
            </text:list-item>
          </text:list>
        </text:list-item>
      </text:list>
      <text:list xml:id="list191058748781588" text:continue-list="list191058390989167" text:style-name="L4">
        <text:list-item>
          <text:p text:style-name="P29"><text:span text:style-name="T46">Label</text:span><text:span text:style-name="T58">: </text:span><text:span text:style-name="T19">Label styles are smaller, utilitarian styles, used for areas of the UI such as text inside of components or very small supporting text in the content body, like captions</text:span><text:span text:style-name="T58">.</text:span></text:p>
        </text:list-item>
      </text:list>
      <text:list text:style-name="L8">
        <text:list-item>
          <text:list>
            <text:list-item>
              <text:p text:style-name="P34"><text:span text:style-name="T61">Entre tT14 i tT11, amb espaiat més gran que el cas de </text:span><text:span text:style-name="T21">Title, </text:span><text:span text:style-name="T61">i també amb enfatitzat</text:span><text:span text:style-name="T62"> (</text:span><text:span text:style-name="T22">FontWeight.w500</text:span><text:span text:style-name="T62">)</text:span><text:span text:style-name="T61">.</text:span></text:p>
            </text:list-item>
          </text:list>
        </text:list-item>
      </text:list>
      <text:list text:continue-list="list191058748781588" text:style-name="L4">
        <text:list-item>
          <text:p text:style-name="P30"><text:span text:style-name="T46">B</text:span><text:span text:style-name="T47">ody</text:span><text:span text:style-name="T59">: </text:span><text:span text:style-name="T17">Body styles are used for longer passages of text</text:span><text:span text:style-name="T54">.</text:span></text:p>
        </text:list-item>
      </text:list>
      <text:list text:style-name="L9">
        <text:list-item>
          <text:list>
            <text:list-item>
              <text:p text:style-name="P35"><text:span text:style-name="T54">Entre tT16 i tT12, </text:span><text:span text:style-name="T62">amb espaiat mínim per millorar llegibilitat (i sense enfatitzat </text:span><text:span text:style-name="T22">FontWeight.w400</text:span><text:span text:style-name="T62">).</text:span></text:p>
            </text:list-item>
          </text:list>
        </text:list-item>
      </text:list>
      <text:h text:style-name="P17" text:outline-level="3">Color de la tipografia</text:h>
      <text:p text:style-name="P36">****</text:p>
      <text:p text:style-name="P10"/>
      <text:p text:style-name="P10">Quan es treballa amb temes es fa servir un TextTheme, i llavors es distingueix entre els disponibles <text:span text:style-name="T9">black</text:span><text:span text:style-name="T54"> i </text:span><text:span text:style-name="T9">white</text:span><text:span text:style-name="T54">. Si volem fer-lo coincidir amb el mode del tema actual</text:span></text:p>
      <text:h text:style-name="P15" text:outline-level="2">Importació de la font de Google <text:span text:style-name="T1">Montserrat</text:span></text:h>
      <text:p text:style-name="P6">Ò<text:span text:style-name="T67">bviament, la manera més senzilla d’importar una font de google és fer servir la referència a </text:span><text:span text:style-name="T3">Google Fonts</text:span><text:span text:style-name="T67">, però si volem fer servir una única font, o, com en aquest cas, una font i la seva variant en cursiva, resulta més convenient incorporar aquesta font directament en el projecte.</text:span></text:p>
      <text:p text:style-name="P5"><text:span text:style-name="T28"/></text:p>
      <text:p text:style-name="P5"><text:span text:style-name="T28"/></text:p>
      <text:p text:style-name="P2"><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Mono1"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4:49:20.977843004</meta:creation-date>
    <meta:generator>LibreOffice/24.2.6.2$Linux_X86_64 LibreOffice_project/420$Build-2</meta:generator>
    <dc:date>2024-10-02T19:10:57.647992020</dc:date>
    <meta:editing-duration>PT2H19M22S</meta:editing-duration>
    <meta:editing-cycles>7</meta:editing-cycles>
    <meta:print-date>2024-10-02T00:49:34.738172243</meta:print-date>
    <meta:printed-by>Fitxers PDF</meta:printed-by>
    <meta:document-statistic meta:table-count="0" meta:image-count="0" meta:object-count="0" meta:page-count="4" meta:paragraph-count="42" meta:word-count="934" meta:character-count="5737" meta:non-whitespace-character-count="4866"/>
  </office:meta>
</office:document-meta>
</file>